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date" office:date-value="2025-12-28" calcext:value-type="date">
            <text:p>28.12.2025</text:p>
          </table:table-cell>
        </table:table-row>
        <table:table-row table:style-name="ro1">
          <table:table-cell office:value-type="string" calcext:value-type="string">
            <text:p>Positive emotions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string" calcext:value-type="string">
            <text:p>Engage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lationships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Meaning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string" calcext:value-type="string">
            <text:p>Accomplishment</text:p>
          </table:table-cell>
          <table:table-cell office:value-type="float" office:value="7.67" calcext:value-type="float">
            <text:p>7,67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gative emo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elines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8T20:07:19.550000000</meta:creation-date>
    <dc:date>2025-12-28T20:09:19.961000000</dc:date>
    <meta:editing-duration>PT2M</meta:editing-duration>
    <meta:editing-cycles>1</meta:editing-cycles>
    <meta:document-statistic meta:table-count="1" meta:cell-count="17" meta:object-count="0"/>
    <meta:generator>LibreOffice/24.2.4.2$Windows_X86_64 LibreOffice_project/51a6219feb6075d9a4c46691dcfe0cd9c4fff3c2</meta:generator>
  </office:meta>
</office:document-meta>
</file>